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DejaVu Sans2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44cm" fo:margin-left="0cm" fo:margin-right="-0.044cm" table:align="margins" style:writing-mode="lr-tb"/>
    </style:style>
    <style:style style:name="table1.A" style:family="table-column">
      <style:table-column-properties style:column-width="0.953cm" style:rel-column-width="3348*"/>
    </style:style>
    <style:style style:name="table1.B" style:family="table-column">
      <style:table-column-properties style:column-width="0.122cm" style:rel-column-width="427*"/>
    </style:style>
    <style:style style:name="table1.C" style:family="table-column">
      <style:table-column-properties style:column-width="0.337cm" style:rel-column-width="1184*"/>
    </style:style>
    <style:style style:name="table1.D" style:family="table-column">
      <style:table-column-properties style:column-width="0.164cm" style:rel-column-width="576*"/>
    </style:style>
    <style:style style:name="table1.E" style:family="table-column">
      <style:table-column-properties style:column-width="0.183cm" style:rel-column-width="644*"/>
    </style:style>
    <style:style style:name="table1.F" style:family="table-column">
      <style:table-column-properties style:column-width="0.226cm" style:rel-column-width="793*"/>
    </style:style>
    <style:style style:name="table1.G" style:family="table-column">
      <style:table-column-properties style:column-width="0.609cm" style:rel-column-width="2139*"/>
    </style:style>
    <style:style style:name="table1.H" style:family="table-column">
      <style:table-column-properties style:column-width="0.37cm" style:rel-column-width="1302*"/>
    </style:style>
    <style:style style:name="table1.I" style:family="table-column">
      <style:table-column-properties style:column-width="1.245cm" style:rel-column-width="4377*"/>
    </style:style>
    <style:style style:name="table1.J" style:family="table-column">
      <style:table-column-properties style:column-width="0.194cm" style:rel-column-width="682*"/>
    </style:style>
    <style:style style:name="table1.K" style:family="table-column">
      <style:table-column-properties style:column-width="0.721cm" style:rel-column-width="2535*"/>
    </style:style>
    <style:style style:name="table1.L" style:family="table-column">
      <style:table-column-properties style:column-width="0.75cm" style:rel-column-width="2635*"/>
    </style:style>
    <style:style style:name="table1.M" style:family="table-column">
      <style:table-column-properties style:column-width="1.247cm" style:rel-column-width="4383*"/>
    </style:style>
    <style:style style:name="table1.N" style:family="table-column">
      <style:table-column-properties style:column-width="0.053cm" style:rel-column-width="186*"/>
    </style:style>
    <style:style style:name="table1.O" style:family="table-column">
      <style:table-column-properties style:column-width="0.605cm" style:rel-column-width="2126*"/>
    </style:style>
    <style:style style:name="table1.P" style:family="table-column">
      <style:table-column-properties style:column-width="0.086cm" style:rel-column-width="303*"/>
    </style:style>
    <style:style style:name="table1.Q" style:family="table-column">
      <style:table-column-properties style:column-width="1.76cm" style:rel-column-width="6187*"/>
    </style:style>
    <style:style style:name="table1.R" style:family="table-column">
      <style:table-column-properties style:column-width="0.258cm" style:rel-column-width="905*"/>
    </style:style>
    <style:style style:name="table1.S" style:family="table-column">
      <style:table-column-properties style:column-width="1.794cm" style:rel-column-width="6305*"/>
    </style:style>
    <style:style style:name="table1.T" style:family="table-column">
      <style:table-column-properties style:column-width="0.247cm" style:rel-column-width="868*"/>
    </style:style>
    <style:style style:name="table1.U" style:family="table-column">
      <style:table-column-properties style:column-width="0.282cm" style:rel-column-width="992*"/>
    </style:style>
    <style:style style:name="table1.V" style:family="table-column">
      <style:table-column-properties style:column-width="2.505cm" style:rel-column-width="8804*"/>
    </style:style>
    <style:style style:name="table1.W" style:family="table-column">
      <style:table-column-properties style:column-width="0.196cm" style:rel-column-width="688*"/>
    </style:style>
    <style:style style:name="table1.X" style:family="table-column">
      <style:table-column-properties style:column-width="1.067cm" style:rel-column-width="3751*"/>
    </style:style>
    <style:style style:name="table1.Y" style:family="table-column">
      <style:table-column-properties style:column-width="0.058cm" style:rel-column-width="204*"/>
    </style:style>
    <style:style style:name="table1.Z" style:family="table-column">
      <style:table-column-properties style:column-width="0.39cm" style:rel-column-width="1370*"/>
    </style:style>
    <style:style style:name="table1.a" style:family="table-column">
      <style:table-column-properties style:column-width="0.538cm" style:rel-column-width="1891*"/>
    </style:style>
    <style:style style:name="table1.b" style:family="table-column">
      <style:table-column-properties style:column-width="0.457cm" style:rel-column-width="1605*"/>
    </style:style>
    <style:style style:name="table1.c" style:family="table-column">
      <style:table-column-properties style:column-width="1.231cm" style:rel-column-width="4325*"/>
    </style:style>
    <style:style style:name="table1.1" style:family="table-row">
      <style:table-row-properties style:row-height="0.4cm" style:keep-together="true" fo:keep-together="auto"/>
    </style:style>
    <style:style style:name="table1.A1" style:family="table-cell">
      <style:table-cell-properties style:vertical-align="top" fo:padding="0.097cm" fo:border="none"/>
    </style:style>
    <style:style style:name="table1.W1" style:family="table-cell">
      <style:table-cell-properties style:vertical-align="top" fo:padding="0.097cm" fo:border="0.018cm solid #000000"/>
    </style:style>
    <style:style style:name="table1.2" style:family="table-row">
      <style:table-row-properties style:row-height="0.45cm" style:keep-together="true" fo:keep-together="auto"/>
    </style:style>
    <style:style style:name="table1.A2" style:family="table-cell">
      <style:table-cell-properties style:vertical-align="top" fo:padding="0.097cm" fo:border-left="none" fo:border-right="none" fo:border-top="none" fo:border-bottom="0.002cm solid #000000"/>
    </style:style>
    <style:style style:name="table1.W2" style:family="table-cell">
      <style:table-cell-properties style:vertical-align="top" fo:padding="0.097cm" fo:border-left="0.018cm solid #000000" fo:border-right="0.018cm solid #000000" fo:border-top="none" fo:border-bottom="0.018cm solid #000000"/>
    </style:style>
    <style:style style:name="table1.3" style:family="table-row">
      <style:table-row-properties style:row-height="0.42cm" style:keep-together="true" fo:keep-together="auto"/>
    </style:style>
    <style:style style:name="table1.5" style:family="table-row">
      <style:table-row-properties style:row-height="0.15cm" style:keep-together="true" fo:keep-together="auto"/>
    </style:style>
    <style:style style:name="table1.U6" style:family="table-cell">
      <style:table-cell-properties style:vertical-align="top" fo:padding="0.097cm" fo:border-left="0.018cm solid #000000" fo:border-right="none" fo:border-top="0.018cm solid #000000" fo:border-bottom="0.018cm solid #000000"/>
    </style:style>
    <style:style style:name="table1.7" style:family="table-row">
      <style:table-row-properties style:keep-together="true" fo:keep-together="auto"/>
    </style:style>
    <style:style style:name="table1.U7" style:family="table-cell">
      <style:table-cell-properties style:vertical-align="top" fo:padding="0.097cm" fo:border-left="0.035cm solid #000000" fo:border-right="none" fo:border-top="0.035cm solid #000000" fo:border-bottom="0.035cm solid #000000"/>
    </style:style>
    <style:style style:name="table1.W7" style:family="table-cell">
      <style:table-cell-properties style:vertical-align="top" fo:padding="0.097cm" fo:border="0.035cm solid #000000"/>
    </style:style>
    <style:style style:name="table1.8" style:family="table-row">
      <style:table-row-properties style:row-height="0.109cm" style:keep-together="true" fo:keep-together="auto"/>
    </style:style>
    <style:style style:name="table1.S9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.A10" style:family="table-cell">
      <style:table-cell-properties style:vertical-align="top" fo:padding="0.097cm" fo:border-left="0.018cm solid #000000" fo:border-right="none" fo:border-top="none" fo:border-bottom="0.018cm solid #000000"/>
    </style:style>
    <style:style style:name="table1.C11" style:family="table-cell">
      <style:table-cell-properties style:vertical-align="top" fo:padding="0.097cm" fo:border-left="0.018cm solid #000000" fo:border-right="none" fo:border-top="0.035cm solid #000000" fo:border-bottom="0.035cm solid #000000"/>
    </style:style>
    <style:style style:name="table1.a11" style:family="table-cell">
      <style:table-cell-properties style:vertical-align="top" fo:padding="0.097cm" fo:border-left="0.018cm solid #000000" fo:border-right="0.035cm solid #000000" fo:border-top="0.035cm solid #000000" fo:border-bottom="0.035cm solid #000000"/>
    </style:style>
    <style:style style:name="table1.12" style:family="table-row">
      <style:table-row-properties style:row-height="0.51cm" style:keep-together="true" fo:keep-together="auto"/>
    </style:style>
    <style:style style:name="table1.b12" style:family="table-cell">
      <style:table-cell-properties fo:padding="0cm" fo:border="none"/>
    </style:style>
    <style:style style:name="table1.I16" style:family="table-cell">
      <style:table-cell-properties style:vertical-align="top" fo:padding="0.097cm" fo:border-left="none" fo:border-right="none" fo:border-top="none" fo:border-bottom="0.018cm solid #000000"/>
    </style:style>
    <style:style style:name="table1.17" style:family="table-row">
      <style:table-row-properties style:row-height="0.363cm" style:keep-together="true" fo:keep-together="auto"/>
    </style:style>
    <style:style style:name="table1.19" style:family="table-row">
      <style:table-row-properties style:row-height="0.409cm" style:keep-together="true" fo:keep-together="auto"/>
    </style:style>
    <style:style style:name="table1.21" style:family="table-row">
      <style:table-row-properties style:row-height="0.406cm" style:keep-together="true" fo:keep-together="auto"/>
    </style:style>
    <style:style style:name="table1.W22" style:family="table-cell">
      <style:table-cell-properties style:vertical-align="bottom" fo:padding="0.097cm" fo:border="none"/>
    </style:style>
    <style:style style:name="table1.A23" style:family="table-cell">
      <style:table-cell-properties style:vertical-align="" fo:padding="0.097cm" fo:border-left="none" fo:border-right="none" fo:border-top="none" fo:border-bottom="0.018cm solid #000000"/>
    </style:style>
    <style:style style:name="table1.E23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text-align="end" style:justify-single-word="false" style:snap-to-layout-grid="false"/>
      <style:text-properties style:font-name="Arial" fo:font-size="6pt" style:font-size-asian="6pt" style:font-size-complex="6pt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style:snap-to-layout-gri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style:text-position="super 58%" style:font-name="Arial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text-position="super 58%" style:font-name="Arial" fo:font-size="8pt" style:font-size-asian="8pt" style:font-size-complex="8pt"/>
    </style:style>
    <style:style style:name="P16" style:family="paragraph" style:parent-style-name="Standard">
      <style:text-properties fo:font-size="8pt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style:line-height-at-least="0.176cm" fo:text-align="center" style:justify-single-word="false" style:snap-to-layout-grid="false"/>
      <style:text-properties style:text-position="super 58%" style:font-name="Arial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text-position="super 58%" style:font-name="Arial" fo:font-size="8pt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 style:snap-to-layout-grid="false"/>
      <style:text-properties style:text-position="super 58%" style:font-name="Arial" fo:font-size="10pt" style:font-size-asian="10pt" style:font-size-complex="10pt"/>
    </style:style>
    <style:style style:name="P21" style:family="paragraph" style:parent-style-name="Table_20_Contents">
      <style:paragraph-properties fo:line-height="100%" style:snap-to-layout-grid="false"/>
      <style:text-properties style:text-position="super 58%" style:font-name="Arial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style:line-height-at-least="0.176cm" fo:text-align="start" style:justify-single-word="false" style:snap-to-layout-gri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style:line-height-at-least="0.176cm" style:snap-to-layout-gri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style:snap-to-layout-gri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style:snap-to-layout-grid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Arial" fo:font-size="6pt" style:font-size-asian="6pt" style:font-size-complex="6pt"/>
    </style:style>
    <style:style style:name="P32" style:family="paragraph" style:parent-style-name="Text_20_body">
      <style:paragraph-properties fo:margin-top="0cm" fo:margin-bottom="0cm"/>
      <style:text-properties style:font-name="Times New Roman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4" style:family="paragraph" style:parent-style-name="Table_20_Contents" style:master-page-name="Standard">
      <style:paragraph-properties fo:text-align="start" style:justify-single-word="false" style:page-number="auto"/>
      <style:text-properties style:font-name="DejaVu Sans1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officeooo:rsid="0025df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/><text:span text:style-name="T3"><text:placeholder text:placeholder-type="text">&lt;for each="document in objects"&gt;</text:placeholder></text:span></text:p>
      <text:p text:style-name="P17"><text:s text:c="81"/><text:span text:style-name="T1"><text:s text:c="5"/></text:span><text:span text:style-name="T2">Унифицированная форма No КО-2</text:span></text:p>
      <text:p text:style-name="P1"><text:s text:c="81"/>Утверждена постановлением Госкомстата</text:p>
      <text:p text:style-name="P1"><text:s text:c="95"/>России от 18.08.98 г. No88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Z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W1" table:number-columns-spanned="7" office:value-type="string">
            <text:p text:style-name="P15"><text:s/>Коды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0" office:value-type="string">
            <text:p text:style-name="P23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Форма по ОКУД</text:p>
          </table:table-cell>
          <table:covered-table-cell/>
          <table:table-cell table:style-name="table1.W2" table:number-columns-spanned="7" office:value-type="string">
            <text:p text:style-name="P11"><text:s/>031001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0" office:value-type="string">
            <text:p text:style-name="P18">организ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по ОКПО</text:p>
            <text:p text:style-name="P1"/>
          </table:table-cell>
          <table:covered-table-cell/>
          <table:table-cell table:style-name="table1.W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W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0" office:value-type="string">
            <text:p text:style-name="P19">Структурное подраздел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6" table:number-columns-spanned="2" office:value-type="string">
            <text:p text:style-name="P13">Номер документа</text:p>
          </table:table-cell>
          <table:covered-table-cell/>
          <table:table-cell table:style-name="table1.W1" table:number-columns-spanned="7" office:value-type="string">
            <text:p text:style-name="P13">Дата составления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0" office:value-type="string">
            <text:p text:style-name="P7">РАСХОДНЫЙ КАССОВЫЙ ОРДЕР 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7" table:number-columns-spanned="2" office:value-type="string">
            <text:p text:style-name="P27"><text:placeholder text:placeholder-type="text">&lt;document.number_our&gt;</text:placeholder></text:p>
          </table:table-cell>
          <table:covered-table-cell/>
          <table:table-cell table:style-name="table1.W7" table:number-columns-spanned="7" office:value-type="string">
            <text:p text:style-name="P27"><text:placeholder text:placeholder-type="text">&lt;document.date_docu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1.2">
          <table:table-cell table:style-name="table1.U6" table:number-columns-spanned="18" office:value-type="string">
            <text:p text:style-name="P20">Деб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9" table:number-rows-spanned="2" table:number-columns-spanned="2" office:value-type="string">
            <text:p text:style-name="P20">Кредит</text:p>
          </table:table-cell>
          <table:covered-table-cell/>
          <table:table-cell table:style-name="table1.S9" table:number-rows-spanned="2" table:number-columns-spanned="2" office:value-type="string">
            <text:p text:style-name="P20">Сумма</text:p>
          </table:table-cell>
          <table:covered-table-cell/>
          <table:table-cell table:style-name="table1.U6" table:number-rows-spanned="2" table:number-columns-spanned="4" office:value-type="string">
            <text:p text:style-name="P20">Код целевого назначения</text:p>
          </table:table-cell>
          <table:covered-table-cell/>
          <table:covered-table-cell/>
          <table:covered-table-cell/>
          <table:table-cell table:style-name="table1.W1" table:number-rows-spanned="2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7">
          <table:table-cell table:style-name="table1.A10" table:number-columns-spanned="2" office:value-type="string">
            <text:p text:style-name="P21"/>
          </table:table-cell>
          <table:covered-table-cell/>
          <table:table-cell table:style-name="table1.A10" table:number-columns-spanned="7" office:value-type="string">
            <text:p text:style-name="P20">Код структурного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0" table:number-columns-spanned="4" office:value-type="string">
            <text:p text:style-name="P20">Корреспондирующий счет, субсчет</text:p>
          </table:table-cell>
          <table:covered-table-cell/>
          <table:covered-table-cell/>
          <table:covered-table-cell/>
          <table:table-cell table:style-name="table1.A10" table:number-columns-spanned="5" office:value-type="string">
            <text:p text:style-name="P20">Код аналитического уче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U7" table:number-columns-spanned="2" office:value-type="string">
            <text:p text:style-name="P26"/>
          </table:table-cell>
          <table:covered-table-cell/>
          <table:table-cell table:style-name="table1.C11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C1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1.C11" table:number-columns-spanned="2" office:value-type="string">
            <text:p text:style-name="P28"><text:placeholder text:placeholder-type="text">&lt;document.corr_account.code&gt;</text:placeholder></text:p>
          </table:table-cell>
          <table:covered-table-cell/>
          <table:table-cell table:style-name="table1.C11" table:number-columns-spanned="2" office:value-type="string">
            <text:p text:style-name="P29"><text:placeholder text:placeholder-type="text">&lt;document.amount&gt;</text:placeholder></text:p>
          </table:table-cell>
          <table:covered-table-cell/>
          <table:table-cell table:style-name="table1.C1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a1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6">Выдать:</text:p>
            <text:p text:style-name="P3"/>
          </table:table-cell>
          <table:covered-table-cell/>
          <table:covered-table-cell/>
          <table:table-cell table:style-name="table1.A1" table:number-columns-spanned="24" office:value-type="string">
            <text:p text:style-name="P28"><text:placeholder text:placeholder-type="text">&lt;document.from_to_part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2" table:number-columns-spanned="2" office:value-type="string">
            <text:p text:style-name="P6"/>
          </table:table-cell>
          <table:covered-table-cell/>
        </table:table-row>
        <table:table-row table:style-name="table1.12">
          <table:table-cell table:style-name="table1.A1" table:number-columns-spanned="6" office:value-type="string">
            <text:p text:style-name="P6">Основание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3" office:value-type="string">
            <text:p text:style-name="P28"><text:placeholder text:placeholder-type="text">&lt;document.document_bas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26">Сумма:</text:p>
          </table:table-cell>
          <table:covered-table-cell/>
          <table:covered-table-cell/>
          <table:table-cell table:style-name="table1.A1" table:number-columns-spanned="26" office:value-type="string">
            <text:p text:style-name="P28"><text:placeholder text:placeholder-type="text">&lt;document.amou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7" office:value-type="string">
            <text:p text:style-name="P6">Приложение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2" office:value-type="string">
            <text:p text:style-name="P28"><text:placeholder text:placeholder-type="text">&lt;document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8" office:value-type="string">
            <text:p text:style-name="P9">Руководите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6" office:value-type="string">
            <text:p text:style-name="P28"><text:placeholder text:placeholder-type="text">&lt;company.ceo.job_function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6"/>
          </table:table-cell>
          <table:table-cell table:style-name="table1.I16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I16" table:number-columns-spanned="8" office:value-type="string">
            <text:p text:style-name="P27"><text:placeholder text:placeholder-type="text">&lt;company.ce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15"><text:s/>должност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table:number-columns-spanned="4" office:value-type="string">
            <text:p text:style-name="P15">подпись <text:s text:c="3"/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  <table:table-cell table:style-name="table1.A1" table:number-columns-spanned="8" office:value-type="string">
            <text:p text:style-name="P15">расшифровка подписи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8" office:value-type="string">
            <text:p text:style-name="P9">Главный бухгалт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6"/>
          </table:table-cell>
          <table:table-cell table:style-name="table1.I16" table:number-columns-spanned="9" office:value-type="string">
            <text:p text:style-name="P27"><text:placeholder text:placeholder-type="text">&lt;company.ca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15">подпись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table:number-columns-spanned="9" office:value-type="string">
            <text:p text:style-name="P15">расшифровка подписи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5" office:value-type="string">
            <text:p text:style-name="P6">Получил:</text:p>
          </table:table-cell>
          <table:covered-table-cell/>
          <table:covered-table-cell/>
          <table:covered-table-cell/>
          <table:covered-table-cell/>
          <table:table-cell table:style-name="table1.I16" table:number-columns-spanned="2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29" office:value-type="string">
            <text:p text:style-name="P19">Сумма 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I16" table:number-columns-spanned="22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22" table:number-columns-spanned="3" office:value-type="string">
            <text:p text:style-name="P6">руб.</text:p>
          </table:table-cell>
          <table:covered-table-cell/>
          <table:covered-table-cell/>
          <table:table-cell table:style-name="table1.A2" table:number-columns-spanned="3" office:value-type="string">
            <text:p text:style-name="P26"/>
          </table:table-cell>
          <table:covered-table-cell/>
          <table:covered-table-cell/>
          <table:table-cell table:style-name="table1.A1" office:value-type="string">
            <text:p text:style-name="P6">коп.</text:p>
          </table:table-cell>
        </table:table-row>
        <table:table-row table:style-name="table1.12">
          <table:table-cell table:style-name="table1.A23" table:number-columns-spanned="4" office:value-type="string">
            <text:p text:style-name="P26">« <text:s text:c="6"/>»</text:p>
          </table:table-cell>
          <table:covered-table-cell/>
          <table:covered-table-cell/>
          <table:covered-table-cell/>
          <table:table-cell table:style-name="table1.E23" office:value-type="string">
            <text:p text:style-name="P26"/>
          </table:table-cell>
          <table:table-cell table:style-name="table1.A23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table1.E23" office:value-type="string">
            <text:p text:style-name="P26">20</text:p>
          </table:table-cell>
          <table:table-cell table:style-name="table1.A23" office:value-type="string">
            <text:p text:style-name="P26"/>
          </table:table-cell>
          <table:table-cell table:style-name="table1.E23" table:number-columns-spanned="5" office:value-type="string">
            <text:p text:style-name="P26">г.</text:p>
          </table:table-cell>
          <table:covered-table-cell/>
          <table:covered-table-cell/>
          <table:covered-table-cell/>
          <table:covered-table-cell/>
          <table:table-cell table:style-name="table1.E23" table:number-columns-spanned="2" office:value-type="string">
            <text:p text:style-name="P6">Подпись</text:p>
          </table:table-cell>
          <table:covered-table-cell/>
          <table:table-cell table:style-name="table1.A23" table:number-columns-spanned="9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23" office:value-type="string">
            <text:p text:style-name="P26"/>
          </table:table-cell>
        </table:table-row>
        <table:table-row table:style-name="table1.7">
          <table:table-cell table:style-name="table1.A1" office:value-type="string">
            <text:p text:style-name="P6">По:</text:p>
          </table:table-cell>
          <table:table-cell table:style-name="table1.I16" table:number-columns-spanned="28" office:value-type="string">
            <text:p text:style-name="P28"><text:placeholder text:placeholder-type="text">&lt;document.from_to_party.document_activ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9" office:value-type="string">
            <text:p text:style-name="P15"><text:span text:style-name="T4">Н</text:span>аименование, номер, дата и место выдачи документа, удостоверяющего личность получа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8" office:value-type="string">
            <text:p text:style-name="P8">Выдал касс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6"/>
          </table:table-cell>
          <table:table-cell table:style-name="table1.I16" table:number-columns-spanned="7" office:value-type="string">
            <text:p text:style-name="P22"><text:placeholder text:placeholder-type="text">&lt;company.cc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15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DejaVu Sans2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2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.401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10-27T13:55:28</meta:creation-date>
    <dc:date>2010-12-24T21:13:39</dc:date>
    <meta:print-date>2009-10-27T16:24:00</meta:print-date>
    <meta:editing-cycles>20</meta:editing-cycles>
    <meta:editing-duration>PT03H04M08S</meta:editing-duration>
    <dc:creator>Дмитрий Викторович</dc:creator>
    <meta:document-statistic meta:table-count="1" meta:image-count="0" meta:object-count="0" meta:page-count="1" meta:paragraph-count="59" meta:word-count="103" meta:character-count="1271"/>
  </office:meta>
</office:document-meta>
</file>